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3690" officeooo:paragraph-rsid="000e3690"/>
    </style:style>
    <style:style style:name="P2" style:family="paragraph" style:parent-style-name="Standard">
      <style:text-properties officeooo:rsid="0011bd75" officeooo:paragraph-rsid="0011bd75"/>
    </style:style>
    <style:style style:name="T1" style:family="text">
      <style:text-properties officeooo:rsid="00101051"/>
    </style:style>
    <style:style style:name="T2" style:family="text">
      <style:text-properties officeooo:rsid="001035b1"/>
    </style:style>
    <style:style style:name="T3" style:family="text">
      <style:text-properties officeooo:rsid="0010fa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t<text:span text:style-name="T1">te erstelle mir die folgende App mit Hilfe der Python Bibliothek kivy. Nutze die kivy.require(“1.9.0”). Die App soll das folgende können. Auf der Startseite soll es einen Button geben Tisch erstellen. Wenn diese Button gedrückt wird muss der Benutzer einen Namen eingeben. Anschließend soll ein Button mit dem angegebenen Namen entstehen. Der Benutzer soll mehrere Tische erstellen können. Sobald er anschließend den Button für einen Tisch öffnet sich eine Unterseite öffnen. Auf diese Unterseite soll es drei weitere Knöpfe geben. Der erste Knopf ist Bestellung aufnehmen, der zweite Knopf ist Rechnung erstellen und der dritte Knopf is zurück zur Startseite. Wir der Knopf </text:span><text:span text:style-name="T2">Bestellung aufnehmen gedrückt, so soll sich eine weitere Unterseite </text:span><text:span text:style-name="T3">öffnen. Auf diese </text:span></text:p>
      <text:p text:style-name="P1"/>
      <text:p text:style-name="P1"/>
      <text:p text:style-name="P1"/>
      <text:p text:style-name="P2">tisch löschen nicht vergessen → extra zwischenfr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00:49.856139461</meta:creation-date>
    <dc:date>2023-10-28T08:01:31.296742786</dc:date>
    <meta:editing-duration>PT9H49M40S</meta:editing-duration>
    <meta:editing-cycles>4</meta:editing-cycles>
    <meta:generator>LibreOffice/7.3.7.2$Linux_X86_64 LibreOffice_project/30$Build-2</meta:generator>
    <meta:document-statistic meta:table-count="0" meta:image-count="0" meta:object-count="0" meta:page-count="1" meta:paragraph-count="2" meta:word-count="122" meta:character-count="815" meta:non-whitespace-character-count="694"/>
  </office:meta>
</office:document-meta>
</file>